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95907" officeooo:paragraph-rsid="00095907"/>
    </style:style>
    <style:style style:name="P2" style:family="paragraph" style:parent-style-name="Text_20_body">
      <style:text-properties officeooo:rsid="00095907" officeooo:paragraph-rsid="00095907"/>
    </style:style>
    <style:style style:name="P3" style:family="paragraph" style:parent-style-name="Text_20_body" style:list-style-name="L1">
      <style:text-properties officeooo:rsid="00095907" officeooo:paragraph-rsid="00095907"/>
    </style:style>
    <style:style style:name="P4" style:family="paragraph" style:parent-style-name="Text_20_body" style:list-style-name="L2">
      <style:text-properties officeooo:rsid="000a640a" officeooo:paragraph-rsid="000a640a"/>
    </style:style>
    <style:style style:name="P5" style:family="paragraph" style:parent-style-name="Title">
      <style:text-properties officeooo:rsid="00095907" officeooo:paragraph-rsid="00095907"/>
    </style:style>
    <style:style style:name="T1" style:family="text">
      <style:text-properties officeooo:rsid="000b34a3"/>
    </style:style>
    <style:style style:name="T2" style:family="text">
      <style:text-properties officeooo:rsid="000ced9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sks</text:p>
      <text:p text:style-name="P2"/>
      <text:p text:style-name="P1">Landing Page</text:p>
      <text:list text:style-name="L1">
        <text:list-item>
          <text:p text:style-name="P3">create the page that will ask the user to enter how many participants only between 2 and 100 and it can only except an even number if any if these conditions are broken display a message informing the user why the input was not excepted.</text:p>
        </text:list-item>
      </text:list>
      <text:list text:style-name="L2">
        <text:list-item>
          <text:p text:style-name="P4">Create a index.html file</text:p>
        </text:list-item>
        <text:list-item>
          <text:p text:style-name="P4">create a div tag that holds a <text:span text:style-name="T1">number text box and informs the user to input the amount of people participating in </text:span><text:span text:style-name="T2">the gift exchang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9T20:34:21.655000000</dc:date>
    <meta:editing-duration>PT1H28M17S</meta:editing-duration>
    <meta:editing-cycles>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5" meta:word-count="80" meta:character-count="413" meta:non-whitespace-character-count="341"/>
  </office:meta>
</office:document-meta>
</file>